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text-position="33% 80%"/>
    </style:style>
    <style:style style:name="T2" style:family="text">
      <style:text-properties style:text-position="-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1. The steps include: scan across till a,b or c are found, which is n number of steps. If neither a, b or c are found accept, at 1 step at most. Scan until a matching a, b or c are found, which is n number of steps. If no matches are found then reject, which is 1 step at most. Otherwise cross off the matching symbols and repeat, which is n number of steps at most. The complexity is of O(n<text:span text:style-name="T1">2</text:span>) type. </text:p>
      <text:p text:style-name="Text_20_body"/>
      <text:p text:style-name="Text_20_body">I2. Proof: Assume that LB ∈ P. If LA and LB are the same then LA ∩ LB = LA. If LA and LB have nothing in common then LA ∩ LB = ∅. So, LA ∩ LB will be equal to or less than LA. Therefore, If LB∈P, then LA ∩ LB ≤<text:span text:style-name="T2">p</text:span> LA.</text:p>
      <text:p text:style-name="Text_20_body"/>
      <text:p text:style-name="Text_20_body">I3. Proof: Assume that LB ∈ P. If LA and LB are the same then LA ∪ LB = LA. Therefore If LB ∈ P, then LA ∪ LB ≤<text:span text:style-name="T2">p</text:span> LA.</text:p>
      <text:p text:style-name="Text_20_body"/>
      <text:p text:style-name="Text_20_body">I4. Proof: Assume that LA ∈ NP, LB ∈ p and LA ∪ LB is NP- complete. Because LA ∪ LB is NP-complete and contains LB ∈ P and LA as NP-complete by association LA must also be NP-complete. Therefore, If LA ∈ NP, LB ∈ P and LA ∪ LB is NP-complete, then LA is NP-complete.</text:p>
      <text:p text:style-name="Text_20_body"/>
      <text:p text:style-name="Text_20_body">I5. This exercise made me realize that I could apply direct proofs to complexity problems. The exercise also made me realize that there is multiple ways to solve for time complexity. 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9:28:15.654270151</meta:creation-date>
    <dc:date>2019-05-03T09:28:39.738667897</dc:date>
    <meta:editing-duration>PT25S</meta:editing-duration>
    <meta:editing-cycles>1</meta:editing-cycles>
    <meta:document-statistic meta:table-count="0" meta:image-count="0" meta:object-count="0" meta:page-count="1" meta:paragraph-count="5" meta:word-count="257" meta:character-count="1181" meta:non-whitespace-character-count="927"/>
    <meta:generator>LibreOffice/6.0.7.3$Linux_X86_64 LibreOffice_project/00m0$Build-3</meta:generator>
  </office:meta>
</office:document-meta>
</file>